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zukajcie wpierw</text:span><text:span text:style-name="T1"><text:line-break/></text:span><text:span text:style-name="T1">Królestwa Bożego</text:span><text:span text:style-name="T1"><text:line-break/></text:span><text:span text:style-name="T1">I Jego sprawiedliwości.</text:span><text:span text:style-name="T1"><text:line-break/></text:span><text:span text:style-name="T1">A wszystko inne</text:span><text:span text:style-name="T1"><text:line-break/></text:span><text:span text:style-name="T1">będzie wam przydane.</text:span><text:span text:style-name="T1"><text:line-break/></text:span><text:span text:style-name="T1">Allelu -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7T22:34:56</meta:creation-date>
    <dc:date>2015-04-24T23:25:01.040000000</dc:date>
    <dc:language>pl-PL</dc:language>
    <meta:editing-cycles>11</meta:editing-cycles>
    <meta:editing-duration>PT8M4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